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f8f2e" officeooo:paragraph-rsid="001f8f2e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officeooo:rsid="00205e1c" officeooo:paragraph-rsid="00205e1c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20a52e" officeooo:paragraph-rsid="0020a52e" style:font-weight-asian="normal" style:font-weight-complex="normal"/>
    </style:style>
    <style:style style:name="P4" style:family="paragraph" style:parent-style-name="Standard">
      <loext:graphic-properties draw:fill-hatch-name="hatch"/>
      <style:paragraph-properties fo:margin-top="0cm" fo:margin-bottom="0cm" style:contextual-spacing="false" fo:text-align="justify" style:justify-single-word="false"/>
      <style:text-properties fo:font-size="12pt" fo:font-weight="normal" officeooo:rsid="002423ee" officeooo:paragraph-rsid="002423ee" style:font-weight-asian="normal" style:font-weight-complex="normal"/>
    </style:style>
    <style:style style:name="P5" style:family="paragraph" style:parent-style-name="Standard">
      <loext:graphic-properties draw:fill-hatch-name="hatch"/>
      <style:paragraph-properties fo:margin-top="0cm" fo:margin-bottom="0cm" style:contextual-spacing="false" fo:text-align="justify" style:justify-single-word="false"/>
      <style:text-properties fo:font-size="12pt" fo:font-weight="normal" officeooo:rsid="002423ee" officeooo:paragraph-rsid="00274db1" style:font-weight-asian="normal" style:font-weight-complex="normal"/>
    </style:style>
    <style:style style:name="P6" style:family="paragraph" style:parent-style-name="Standard">
      <loext:graphic-properties draw:fill-hatch-name="hatch"/>
      <style:paragraph-properties fo:margin-top="0cm" fo:margin-bottom="0cm" style:contextual-spacing="false" fo:text-align="justify" style:justify-single-word="false"/>
      <style:text-properties fo:font-size="12pt" fo:font-weight="normal" officeooo:rsid="002486e1" officeooo:paragraph-rsid="002486e1" style:font-weight-asian="normal" style:font-weight-complex="normal"/>
    </style:style>
    <style:style style:name="P7" style:family="paragraph" style:parent-style-name="Standard">
      <loext:graphic-properties draw:fill-hatch-name="hatch"/>
      <style:paragraph-properties fo:margin-top="0cm" fo:margin-bottom="0cm" style:contextual-spacing="false" fo:text-align="justify" style:justify-single-word="false"/>
      <style:text-properties fo:font-size="12pt" fo:font-weight="normal" officeooo:rsid="002486e1" officeooo:paragraph-rsid="00274db1" style:font-weight-asian="normal" style:font-weight-complex="normal"/>
    </style:style>
    <style:style style:name="P8" style:family="paragraph" style:parent-style-name="Standard">
      <loext:graphic-properties draw:fill-hatch-name="hatch"/>
      <style:paragraph-properties fo:margin-top="0cm" fo:margin-bottom="0cm" style:contextual-spacing="false" fo:text-align="justify" style:justify-single-word="false"/>
      <style:text-properties fo:font-size="12pt" fo:font-weight="normal" officeooo:rsid="00254dda" officeooo:paragraph-rsid="00254dda" style:font-weight-asian="normal" style:font-weight-complex="normal"/>
    </style:style>
    <style:style style:name="P9" style:family="paragraph" style:parent-style-name="Standard">
      <loext:graphic-properties draw:fill-hatch-name="hatch"/>
      <style:paragraph-properties fo:margin-top="0cm" fo:margin-bottom="0cm" style:contextual-spacing="false" fo:text-align="justify" style:justify-single-word="false"/>
      <style:text-properties fo:font-size="12pt" fo:font-weight="normal" officeooo:rsid="00254dda" officeooo:paragraph-rsid="00274db1" style:font-weight-asian="normal" style:font-weight-complex="normal"/>
    </style:style>
    <style:style style:name="P10" style:family="paragraph" style:parent-style-name="Standard">
      <loext:graphic-properties draw:fill-hatch-name="hatch"/>
      <style:paragraph-properties fo:margin-top="0cm" fo:margin-bottom="0cm" style:contextual-spacing="false" fo:text-align="justify" style:justify-single-word="false"/>
      <style:text-properties fo:font-size="12pt" fo:font-weight="normal" officeooo:rsid="00254dda" officeooo:paragraph-rsid="0028dd9a" style:font-weight-asian="normal" style:font-weight-complex="normal"/>
    </style:style>
    <style:style style:name="P11" style:family="paragraph" style:parent-style-name="Standard">
      <loext:graphic-properties draw:fill-hatch-name="hatch"/>
      <style:paragraph-properties fo:margin-top="0cm" fo:margin-bottom="0cm" style:contextual-spacing="false" fo:text-align="justify" style:justify-single-word="false"/>
      <style:text-properties fo:font-size="12pt" fo:font-weight="normal" officeooo:rsid="0028dd9a" officeooo:paragraph-rsid="0028dd9a" style:font-weight-asian="normal" style:font-weight-complex="normal"/>
    </style:style>
    <style:style style:name="P12" style:family="paragraph" style:parent-style-name="Standard">
      <loext:graphic-properties draw:fill-hatch-name="hatch"/>
      <style:paragraph-properties fo:margin-top="0cm" fo:margin-bottom="0cm" style:contextual-spacing="false" fo:text-align="justify" style:justify-single-word="false"/>
      <style:text-properties fo:font-size="12pt" fo:font-weight="normal" officeooo:rsid="002a97a4" officeooo:paragraph-rsid="002ba3c4" style:font-weight-asian="normal" style:font-weight-complex="normal"/>
    </style:style>
    <style:style style:name="P13" style:family="paragraph" style:parent-style-name="Standard">
      <loext:graphic-properties draw:fill-hatch-name="hatch"/>
      <style:paragraph-properties fo:margin-top="0cm" fo:margin-bottom="0cm" style:contextual-spacing="false" fo:text-align="justify" style:justify-single-word="false"/>
      <style:text-properties fo:font-size="12pt" fo:font-weight="normal" officeooo:rsid="002ba3c4" officeooo:paragraph-rsid="002ba3c4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style="normal" fo:font-weight="normal" officeooo:rsid="00205e1c" officeooo:paragraph-rsid="00205e1c" style:font-style-asian="normal" style:font-weight-asian="normal" style:font-style-complex="normal" style:font-weight-complex="normal"/>
    </style:style>
    <style:style style:name="P15" style:family="paragraph" style:parent-style-name="Standard">
      <loext:graphic-properties draw:fill-gradient-name="gradient" draw:fill-hatch-name="hatch"/>
      <style:paragraph-properties fo:margin-top="0.275cm" fo:margin-bottom="0.275cm" style:contextual-spacing="false" fo:text-align="start" style:justify-single-word="false"/>
      <style:text-properties fo:font-size="14pt" fo:font-style="normal" fo:font-weight="bold" officeooo:rsid="00205e1c" officeooo:paragraph-rsid="00205e1c" style:font-style-asian="normal" style:font-weight-asian="bold" style:font-style-complex="normal" style:font-weight-complex="bold"/>
    </style:style>
    <style:style style:name="P16" style:family="paragraph" style:parent-style-name="Standard">
      <loext:graphic-properties draw:fill-hatch-name="hatch"/>
      <style:paragraph-properties fo:margin-top="0.275cm" fo:margin-bottom="0.275cm" style:contextual-spacing="false" fo:text-align="start" style:justify-single-word="false"/>
      <style:text-properties fo:font-size="14pt" fo:font-weight="bold" officeooo:rsid="00205e1c" officeooo:paragraph-rsid="00205e1c" style:font-weight-asian="bold" style:font-weight-complex="bold"/>
    </style:style>
    <style:style style:name="P17" style:family="paragraph" style:parent-style-name="Standard">
      <loext:graphic-properties draw:fill-hatch-name="hatch"/>
      <style:paragraph-properties fo:margin-top="0.275cm" fo:margin-bottom="0.275cm" style:contextual-spacing="false" fo:text-align="justify" style:justify-single-word="false"/>
      <style:text-properties fo:font-size="14pt" fo:font-style="normal" fo:font-weight="bold" officeooo:rsid="0023a8bb" officeooo:paragraph-rsid="0023a8bb" style:font-style-asian="normal" style:font-weight-asian="bold" style:font-style-complex="normal" style:font-weight-complex="bold"/>
    </style:style>
    <style:style style:name="P18" style:family="paragraph" style:parent-style-name="Standard">
      <loext:graphic-properties draw:fill-hatch-name="hatch"/>
      <style:paragraph-properties fo:margin-top="0.275cm" fo:margin-bottom="0.275cm" style:contextual-spacing="false" fo:text-align="justify" style:justify-single-word="false"/>
      <style:text-properties fo:font-size="14pt" fo:font-style="normal" fo:font-weight="bold" officeooo:rsid="00254dda" officeooo:paragraph-rsid="00254dda" style:font-style-asian="normal" style:font-weight-asian="bold" style:font-style-complex="normal" style:font-weight-complex="bold"/>
    </style:style>
    <style:style style:name="P19" style:family="paragraph" style:parent-style-name="Standard" style:list-style-name="L2">
      <loext:graphic-properties draw:fill-hatch-name="hatch"/>
      <style:paragraph-properties fo:margin-top="0cm" fo:margin-bottom="0cm" style:contextual-spacing="false" fo:text-align="justify" style:justify-single-word="false"/>
      <style:text-properties fo:font-size="12pt" fo:font-weight="normal" officeooo:rsid="00274db1" officeooo:paragraph-rsid="00274db1" style:font-weight-asian="normal" style:font-weight-complex="normal"/>
    </style:style>
    <style:style style:name="P20" style:family="paragraph" style:parent-style-name="Standard" style:list-style-name="L1">
      <loext:graphic-properties draw:fill-hatch-name="hatch"/>
      <style:paragraph-properties fo:margin-top="0cm" fo:margin-bottom="0cm" style:contextual-spacing="false" fo:text-align="justify" style:justify-single-word="false"/>
      <style:text-properties fo:font-size="12pt" fo:font-style="normal" fo:font-weight="normal" officeooo:rsid="002423ee" officeooo:paragraph-rsid="002423ee" style:font-style-asian="normal" style:font-weight-asian="normal" style:font-style-complex="normal" style:font-weight-complex="normal"/>
    </style:style>
    <style:style style:name="P21" style:family="paragraph" style:parent-style-name="Standard" style:list-style-name="L2">
      <loext:graphic-properties draw:fill-hatch-name="hatch"/>
      <style:paragraph-properties fo:margin-top="0cm" fo:margin-bottom="0cm" style:contextual-spacing="false" fo:text-align="justify" style:justify-single-word="false"/>
      <style:text-properties fo:font-size="12pt" fo:font-style="normal" fo:font-weight="normal" officeooo:rsid="002423ee" officeooo:paragraph-rsid="00274db1" style:font-style-asian="normal" style:font-weight-asian="normal" style:font-style-complex="normal" style:font-weight-complex="normal"/>
    </style:style>
    <style:style style:name="P22" style:family="paragraph" style:parent-style-name="Standard">
      <loext:graphic-properties draw:fill-hatch-name="hatch"/>
      <style:paragraph-properties fo:margin-top="0cm" fo:margin-bottom="0cm" style:contextual-spacing="false" fo:text-align="justify" style:justify-single-word="false"/>
      <style:text-properties fo:font-size="12pt" fo:font-style="normal" fo:font-weight="normal" officeooo:rsid="00274db1" officeooo:paragraph-rsid="00274db1" style:font-style-asian="normal" style:font-weight-asian="normal" style:font-style-complex="normal" style:font-weight-complex="normal"/>
    </style:style>
    <style:style style:name="P23" style:family="paragraph" style:parent-style-name="Standard">
      <loext:graphic-properties draw:fill-hatch-name="hatch"/>
      <style:paragraph-properties fo:margin-top="0cm" fo:margin-bottom="0cm" style:contextual-spacing="false" fo:text-align="justify" style:justify-single-word="false"/>
      <style:text-properties fo:font-size="12pt" fo:font-style="normal" fo:font-weight="normal" officeooo:rsid="002a97a4" officeooo:paragraph-rsid="002a97a4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20pt" fo:font-weight="bold" officeooo:rsid="00205e1c" officeooo:paragraph-rsid="00205e1c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74db1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54dda" style:font-style-asian="normal" style:font-style-complex="normal"/>
    </style:style>
    <style:style style:name="T5" style:family="text">
      <style:text-properties fo:font-style="normal" officeooo:rsid="00274db1" style:font-style-asian="normal" style:font-style-complex="normal"/>
    </style:style>
    <style:style style:name="T6" style:family="text">
      <style:text-properties fo:font-style="normal" officeooo:rsid="002423ee" style:font-style-asian="normal" style:font-style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koban</text:p>
      <text:p text:style-name="P24">Felhasználói dokumentáció</text:p>
      <text:p text:style-name="P16">Menü</text:p>
      <text:p text:style-name="P2">A program megnyitásakor a főmenü nyílik meg. A főmenüből lehet játékot indítani, belépni a szintszerkesztőbe és kilépni a programból. Ezeket a kijelzőn megjelenő játékossal és a mellette lévő ládával lehet elérni. A ládát rá kell tolni a megfelelő opció előtti célra, ezután azonnal megtörténik az elvárt esemény. Kilépni a sarkokban lévő célokkal lehet, mivel innen már sehogy sem lehet kiszedni a ládát a játék szabályai szerint.</text:p>
      <text:p text:style-name="P2">A főmenüben a játékost a billentyűzeten lévő nyilakkal, <text:span text:style-name="T1">wasd</text:span><text:span text:style-name="T3"> billentyűkkel és a kijelzőn található gombok segítségével lehet.</text:span></text:p>
      <text:p text:style-name="P14">Játék kezdése és szintszerkesztés előtt be kell írni a megnyitni kívánt fájl nevét, amit a szövegbeviteli mezővel lehet elérni.</text:p>
      <text:p text:style-name="P15">Szövegbeviteli mező</text:p>
      <text:p text:style-name="P3"><text:span text:style-name="T3">A szövegbeviteli mezőben tetszőleges szöveget lehet bevinni a programba. Ezt meg lehet tenni billentyűzettel, valamint a kijelzőn levő virtuális billentyűkkel is. A beviteli mező melletti </text:span><text:span text:style-name="T1">OK</text:span><text:span text:style-name="T3"> gombbal vagy enterrel lehet jóváhagyni a szöveget, az </text:span><text:span text:style-name="T1">OK </text:span><text:span text:style-name="T3"><text:s/>gomb alatti </text:span><text:span text:style-name="T1">← </text:span><text:span text:style-name="T3">gombbal vagy </text:span><text:span text:style-name="T1">ESC</text:span><text:span text:style-name="T3">-kel lehet visszalépni az előző lépésre. Szöveget karakterenként törölni lehet a </text:span><text:span text:style-name="T1">backspace</text:span><text:span text:style-name="T3">-szel vagy a virtuális billentyűzet melletti ← gombbal. Csak a kijelzőn látható betűket, számokat és karaktereket lehet beírni a beviteli mezőbe, egyéb karakterek beírására nincs lehetőség. Vágólap használatára nincs lehetőség. A mezőbe beírt szöveget csak törléssel lehet szerkeszteni, már beírt karaktert nem lehet módosítani.</text:span></text:p>
      <text:p text:style-name="P17">Játék</text:p>
      <text:p text:style-name="P4"><text:span text:style-name="T3">A menüben a játék opció </text:span><text:span text:style-name="T5">kiválasztása</text:span><text:span text:style-name="T3"> és fájlnév beírása után a program megpróbálja megnyitni és feldolgozni a fájlt. Amennyiben ennek valamelyik lépése nem sikerülne, arról a felhasználót értesíti, és nem fogja megnyitni a fájlt. Ezek a hibák lehetnek:</text:span></text:p>
      <text:list xml:id="list3636116981" text:style-name="L1">
        <text:list-item>
          <text:p text:style-name="P20">Nem lehet megnyitni a fájlt: a fájl nem létezik, vagy nincs hozzá olvasási jog</text:p>
        </text:list-item>
        <text:list-item>
          <text:p text:style-name="P20">Memóriafoglalási hiba: betöltés közben a program nem tudott memóriát foglalni a szinteknek</text:p>
        </text:list-item>
        <text:list-item>
          <text:p text:style-name="P20">A fájl hibás karaktereket tartalmaz: olyan karakterek vannak a fájlban, ami az XSB formátumban nem megengedett, ezeket manuálisan kell kijavítani</text:p>
        </text:list-item>
        <text:list-item>
          <text:p text:style-name="P20">A fájl nem tartalmaz szinteket: a fájl megnyitása sikeres volt, de egy érvényes szintet sem tartalmazott</text:p>
        </text:list-item>
        <text:list-item>
          <text:p text:style-name="P20">Néhány szint hibás: a fájlban vannak olyan szintek, amiket semmiképpen sem lehet megoldani (2 vagy több játékos, több célpont mint láda)</text:p>
        </text:list-item>
        <text:list-item>
          <text:p text:style-name="P20">Néhány szint túl nagy: ilyenkor még meg lehet nyitni a fájlt, de a túl nagy szinteket nem lehet majd betölteni, de a többi még ugyanúgy játszható</text:p>
        </text:list-item>
      </text:list>
      <text:p text:style-name="P4"><text:span text:style-name="T3">Sikeres betöltés után a kijelzőn az első szint látható, </text:span><text:span text:style-name="T4">az alsó sorban a szint neve</text:span><text:span text:style-name="T3">. Itt a háttér szürke, ha még nincs megfejve a szint, és zöld, ha igen.</text:span></text:p>
      <text:p text:style-name="P6"><text:span text:style-name="T3">A játékost a billentyűzeten lévő </text:span><text:span text:style-name="T1">wasd</text:span><text:span text:style-name="T3"> és nyílgombokkal, valamit a pálya mellett található nyilakkal lehet mozgatni a sokoban szabályainak megfelelően. </text:span><text:span text:style-name="T4">Amikor sikerült megfejteni a pályát, a program ezt egy előugró ablak formájában jelzi.</text:span></text:p>
      <text:p text:style-name="P8"><text:span text:style-name="T3">A bal felső sarokban található home gomb megnyomásával, vagy az </text:span><text:span text:style-name="T1">ESC</text:span><text:span text:style-name="T3"> billentyűvel lehet visszamenni a főmenübe. Ha ilyenkor van a pályákon mentetlen módosítás, a program megkérdezi, hogy biztosan ki szeretne-e lépni a felhasználó.</text:span></text:p>
      <text:p text:style-name="P8"><text:span text:style-name="T3">Az egyel lejjebbi gon</text:span><text:span text:style-name="T5">b</text:span><text:span text:style-name="T3"> az újrakezdés, amit a </text:span><text:span text:style-name="T1">ctrl+r</text:span><text:span text:style-name="T3"> gombkombinációval is lehet aktiválni. Ez visszaállítja a pályát a legutóbbi tárolt állapotba, ami leggyakrabban a kiinduló állapot.</text:span></text:p>
      <text:p text:style-name="P8"><text:soft-page-break/><text:span text:style-name="T3">Az ez alatti gombbal vagy a </text:span><text:span text:style-name="T1">ctrl+s</text:span><text:span text:style-name="T3"> gombkombinációval lehet elmenteni a pályát. Ilyenkor be kell írni a fájl nevét, ahova menteni szeretnénk. Mentéskor minden pálya az akkori állapotában lesz lementve, ez jelentheti azt is, hogy lehet olyan pálya a fájlban, amit már nem lehet megoldani (mert a ládák olyan helyen vannak, ahonnan már nem lehet megoldani a szintet)</text:span></text:p>
      <text:p text:style-name="P8"><text:span text:style-name="T3">A kijelző alján lévő ← és → gombokkal, illetve a </text:span><text:span text:style-name="T1">page up </text:span><text:span text:style-name="T3">és </text:span><text:span text:style-name="T1"><text:s/>page down</text:span><text:span text:style-name="T3"> gombokkal lehet a szintek között lépkedni. Ha egy szint nincsen befejezve, akkor a program megkérdezi, hogy legyen-e eltárolva a szint. Eltárolás során a szint jelenlegi állapota lesz a kiinduló állapot. Ilyenkor már nem lehet visszamenni azon szint eredeti állapotába.</text:span></text:p>
      <text:p text:style-name="P18">Szintszerkesztő</text:p>
      <text:p text:style-name="P22">A menüben a szintszerkesztő kiválasztása és fájlnév beírása után a program megpróbálja megnyitni a fájlt. Amennyiben a fájl megnyitása sikertelen, a program erről értesíti a felhasználót. A hibák az alábbiak lehetnek:</text:p>
      <text:list xml:id="list3601496977" text:style-name="L2">
        <text:list-item>
          <text:p text:style-name="P19"><text:span text:style-name="T3">Memóriafoglalási hiba: </text:span><text:span text:style-name="T6">betöltés közben a program nem tudott memóriát foglalni a szinteknek</text:span></text:p>
        </text:list-item>
        <text:list-item>
          <text:p text:style-name="P21">A fájl hibás karaktereket tartalmaz: olyan karakterek vannak a fájlban, ami az XSB formátumban nem megengedett, ezeket manuálisan kell kijavítani</text:p>
        </text:list-item>
        <text:list-item>
          <text:p text:style-name="P21">Néhány szint túl nagy: ilyenkor még meg lehet nyitni a fájlt, de a túl nagy szinteket nem lehet majd betölteni, de a többi még ugyanúgy játszható</text:p>
        </text:list-item>
      </text:list>
      <text:p text:style-name="P22">Amennyiben a megnyitandó fájl nem létezik, a program nem ír ki hibaüzenetet, hanem egy üres szintszerkesztőt nyit meg. Ekkor mentéskor létrehozásra kerül a fájl.</text:p>
      <text:p text:style-name="P5"><text:span text:style-name="T3">Sikeres betöltés után a kijelzőn az első szint látható, </text:span><text:span text:style-name="T4">az alsó sorban a szint neve</text:span><text:span text:style-name="T3">.</text:span></text:p>
      <text:p text:style-name="P9"><text:span text:style-name="T3">A bal felső sarokban található home gomb megnyomásával, vagy az </text:span><text:span text:style-name="T1">ESC</text:span><text:span text:style-name="T3"> billentyűvel lehet visszamenni a főmenübe. Ha ilyenkor van a pályákon mentetlen módosítás, a program megkérdezi, hogy biztosan ki szeretne-e lépni a felhasználó.</text:span></text:p>
      <text:p text:style-name="P10"><text:span text:style-name="T3">Az ez alatti gombbal vagy a </text:span><text:span text:style-name="T1">ctrl+s</text:span><text:span text:style-name="T3"> gombkombinációval lehet elmenteni a pályát. Ilyenkor be kell írni a fájl nevét, ahova menteni szeretnénk.</text:span></text:p>
      <text:p text:style-name="P7"><text:span text:style-name="T3">A </text:span><text:span text:style-name="T5">pályán a kiválasztást </text:span><text:span text:style-name="T3">a billentyűzeten lévő </text:span><text:span text:style-name="T1">wasd</text:span><text:span text:style-name="T3"> és nyílgombokkal, valamit a pály</text:span><text:span text:style-name="T5">ára kattintva</text:span><text:span text:style-name="T3"> </text:span><text:span text:style-name="T5">lehet </text:span><text:span text:style-name="T3">mozgatni. </text:span><text:span text:style-name="T5">A pályára kattintáskor azonnal lecserélődik a mező a bal oldalt kiválasztottal. Gombokkal mozgatás esetén ehhez </text:span><text:span text:style-name="T2">space</text:span><text:span text:style-name="T5">-t vagy </text:span><text:span text:style-name="T2">enter</text:span><text:span text:style-name="T5">-t kell nyomni. A kiválasztott mezőtípust kattintással vagy a billentyűzeten az 1-7 gombokkal lehet megtenni.</text:span></text:p>
      <text:p text:style-name="P11"><text:span text:style-name="T5">A </text:span><text:span text:style-name="T3">bal alsó sarokban lévő gombbal vagy a </text:span><text:span text:style-name="T1">delete </text:span><text:span text:style-name="T3">gombbal lehet az aktuális pályát törölni.</text:span></text:p>
      <text:p text:style-name="P12"><text:span text:style-name="T3">A </text:span><text:span text:style-name="T1">page up</text:span><text:span text:style-name="T3">, </text:span><text:span text:style-name="T1">page down</text:span><text:span text:style-name="T3"> és az alsó sorban lévő nyilakkal lehet a pályák között lépkedni.</text:span></text:p>
      <text:p text:style-name="P12"><text:span text:style-name="T3">A </text:span><text:span text:style-name="T1">home</text:span><text:span text:style-name="T3">, </text:span><text:span text:style-name="T1">end</text:span><text:span text:style-name="T3"> és az alsó sorban lévő hozzáadás gombokkal lehet új szintet hozzáadni. Ilyenkor meg kell adni az új szint méretét amit később már nem lehet változtatni.</text:span></text:p>
      <text:p text:style-name="P13"><text:span text:style-name="T3">Az </text:span><text:span text:style-name="T1">r </text:span><text:span text:style-name="T3">gombbal és a szint nevére kattintva lehet átnevezni a szintet.</text:span></text:p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1T17:27:42.553121967</meta:creation-date>
    <dc:date>2021-11-25T16:30:18.879170235</dc:date>
    <meta:editing-duration>PT5H27M45S</meta:editing-duration>
    <meta:editing-cycles>11</meta:editing-cycles>
    <meta:generator>LibreOffice/7.2.2.2$Linux_X86_64 LibreOffice_project/20$Build-2</meta:generator>
    <meta:document-statistic meta:table-count="0" meta:image-count="0" meta:object-count="0" meta:page-count="2" meta:paragraph-count="36" meta:word-count="896" meta:character-count="5887" meta:non-whitespace-character-count="5034"/>
  </office:meta>
</office:document-meta>
</file>